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1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516in" fo:break-before="auto" style:use-optimal-row-height="true"/>
    </style:style>
    <style:style style:name="ro5" style:family="table-row">
      <style:table-row-properties style:row-height="0.1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 style:font-name="Arial" fo:font-size="9pt" style:font-size-asian="9pt" style:font-size-complex="9pt"/>
    </style:style>
    <style:style style:name="ce30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ce32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33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7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4])" office:value-type="float" office:value="2843">
            <text:p>2843</text:p>
          </table:table-cell>
          <table:table-cell table:style-name="ce12" table:formula="of:=SUM([.C7:.C64])" office:value-type="float" office:value="24">
            <text:p>24</text:p>
          </table:table-cell>
          <table:table-cell table:style-name="ce12" table:formula="of:=SUM([.D7:.D64])" office:value-type="float" office:value="7">
            <text:p>7</text:p>
          </table:table-cell>
          <table:table-cell table:style-name="ce16" table:formula="of:=ROUND(([.B3]-[.C3])/[.B3]; 4)" office:value-type="percentage" office:value="0.9916">
            <text:p>99.16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Accumulating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CallTests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Two commented out: TC; <text:s/>Three commented out: not yet supported pattern in default value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0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oncretePatternTest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21"/>
          <table:table-cell table:style-name="ce4" table:number-columns-repeated="1017"/>
        </table:table-row>
        <table:table-row table:style-name="ro1">
          <table:table-cell table:style-name="ce4" office:value-type="string">
            <text:p>ConcretePatternTest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21"/>
          <table:table-cell table:style-name="ce4"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func_add_func not implemented</text:p>
          </table:table-cell>
          <table:table-cell table:style-name="ce6" table:number-columns-repeated="1017"/>
        </table:table-row>
        <table:table-row table:style-name="ro2">
          <table:table-cell table:style-name="ce4" office:value-type="string">
            <text:p>PatternTests</text:p>
          </table:table-cell>
          <table:table-cell table:style-name="ce4" office:value-type="float" office:value="327">
            <text:p>327</text:p>
          </table:table-cell>
          <table:table-cell table:style-name="ce15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List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Descendant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StatementTests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BacktrackingTest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bstract pattern on concrete subject not yet implemented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odes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6" office:value-type="string">
            <text:p>Random tests generate map as last argument</text:p>
          </table:table-cell>
          <table:table-cell table:style-name="ce6" table:number-columns-repeated="1017"/>
        </table:table-row>
        <table:table-row table:style-name="ro1">
          <table:table-cell table:style-name="ce4" office:value-type="string">
            <text:p>Relation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mbiguity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>
            <text:p>APIGen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Highlight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2"/>
        <table:table-row table:style-name="ro2">
          <table:table-cell table:style-name="ce20" office:value-type="string">
            <text:p>TESTS RUN AT $2014-01-12T09:44:49.070+01:00$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: 34 tests executed; 8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: 327 tests executed; 9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Relations.rsc|: 1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: 2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712,131,&lt;319,4&gt;,&lt;319,13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586,121,&lt;318,4&gt;,&lt;318,12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480,101,&lt;317,4&gt;,&lt;317,10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100,87,&lt;310,4&gt;,&lt;31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020,75,&lt;309,4&gt;,&lt;309,79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883,63,&lt;307,4&gt;,&lt;307,6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786,92,&lt;306,4&gt;,&lt;306,9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266,93,&lt;403,4&gt;,&lt;403,9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167,94,&lt;402,4&gt;,&lt;402,9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676,86,&lt;395,4&gt;,&lt;395,9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94,77,&lt;394,4&gt;,&lt;394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06,83,&lt;393,4&gt;,&lt;393,8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9021,91,&lt;365,4&gt;,&lt;365,9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940,76,&lt;364,4&gt;,&lt;364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859,76,&lt;363,4&gt;,&lt;363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778,76,&lt;362,4&gt;,&lt;362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(162,77,&lt;14,0&gt;,&lt;17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817,148,&lt;90,0&gt;,&lt;92,83&gt;): FALSE <text:s/>with arguments: {&lt;-42083135,-1114898809&gt;,&lt;2039041824,-1152557362&gt;,&lt;1039471622,-1595228497&gt;}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201,151,&lt;70,0&gt;,&lt;72,85&gt;): FALSE <text:s/>with arguments: {&lt;-316446553,64873623&gt;,&lt;815243943,1816435394&gt;,&lt;2041491348,1804516587&gt;,&lt;388163746,1432539337&gt;} 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IGNOR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SUMMARY: 2767 tests executed; 39 failed; 7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Rascal Files" table:style-name="ta1">
        <table:table-column table:style-name="co6" table:default-cell-style-name="ce29"/>
        <table:table-column table:style-name="co4" table:number-columns-repeated="1023" table:default-cell-style-name="ce29"/>
        <table:table-row table:style-name="ro4">
          <table:table-cell table:style-name="ce23" office:value-type="string">
            <text:p>File</text:p>
          </table:table-cell>
          <table:table-cell table:style-name="ce30"/>
          <table:table-cell table:style-name="ce30" office:value-type="string">
            <text:p>Remarks</text:p>
          </table:table-cell>
          <table:table-cell table:style-name="ce30" table:number-columns-repeated="1021"/>
        </table:table-row>
        <table:table-row table:style-name="ro4">
          <table:table-cell table:style-name="ce24"/>
          <table:table-cell table:style-name="ce31" table:number-columns-repeated="1023"/>
        </table:table-row>
        <table:table-row table:style-name="ro5">
          <table:table-cell table:style-name="ce25" office:value-type="string">
            <text:p>analysis::formalconcepts::FCA</text:p>
          </table:table-cell>
          <table:table-cell table:style-name="ce32" table:number-columns-repeated="1023"/>
        </table:table-row>
        <table:table-row table:style-name="ro4">
          <table:table-cell table:style-name="ce26" office:value-type="string">
            <text:p>analysis::graphs::Graph <text:s text:c="3"/>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analysis::graphs::LabeledGraph</text:p>
          </table:table-cell>
          <table:table-cell table:style-name="ce33" table:number-columns-repeated="1023"/>
        </table:table-row>
        <table:table-row table:style-name="ro5">
          <table:table-cell table:style-name="ce25" office:value-type="string">
            <text:p>analysis::linearprogramming::LinearProgramming</text:p>
          </table:table-cell>
          <table:table-cell table:style-name="ce32" table:number-columns-repeated="1023"/>
        </table:table-row>
        <table:table-row table:style-name="ro4">
          <table:table-cell table:style-name="ce24"/>
          <table:table-cell table:style-name="ce31" table:number-columns-repeated="1023"/>
        </table:table-row>
        <table:table-row table:style-name="ro4">
          <table:table-cell table:style-name="ce26" office:value-type="string">
            <text:p>analysis::m3::Core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analysis::m3::Registry</text:p>
          </table:table-cell>
          <table:table-cell table:style-name="ce33" table:number-columns-repeated="1023"/>
        </table:table-row>
        <table:table-row table:style-name="ro4">
          <table:table-cell table:style-name="ce24"/>
          <table:table-cell table:style-name="ce31" table:number-columns-repeated="1023"/>
        </table:table-row>
        <table:table-row table:style-name="ro4">
          <table:table-cell table:style-name="ce26" office:value-type="string">
            <text:p>analysis::statistics::Correlation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analysis::statistics::Descriptive</text:p>
          </table:table-cell>
          <table:table-cell table:style-name="ce33" table:number-columns-repeated="1023"/>
        </table:table-row>
        <table:table-row table:style-name="ro4">
          <table:table-cell table:style-name="ce25" office:value-type="string">
            <text:p>analysis::statistics::Frequency</text:p>
          </table:table-cell>
          <table:table-cell table:style-name="ce32"/>
          <table:table-cell table:style-name="ce32" office:value-type="string">
            <text:p>#491</text:p>
          </table:table-cell>
          <table:table-cell table:style-name="ce32" table:number-columns-repeated="1021"/>
        </table:table-row>
        <table:table-row table:style-name="ro4">
          <table:table-cell table:style-name="ce26" office:value-type="string">
            <text:p>analysis::statistics::Inference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analysis::statistics::SimpleRegression</text:p>
          </table:table-cell>
          <table:table-cell table:style-name="ce33" table:number-columns-repeated="1023"/>
        </table:table-row>
        <table:table-row table:style-name="ro4">
          <table:table-cell table:style-name="ce24"/>
          <table:table-cell table:style-name="ce31" table:number-columns-repeated="1023"/>
        </table:table-row>
        <table:table-row table:style-name="ro5">
          <table:table-cell table:style-name="ce26" office:value-type="string">
            <text:p>demo::basic::Ackermann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basic::Bottles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basic::Bubble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basic::BubbleTest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basic::Factorial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basic::FactorialTest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basic::FizzBuzz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basic::Hello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basic::Quine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basic::Squares</text:p>
          </table:table-cell>
          <table:table-cell table:style-name="ce33" table:number-columns-repeated="1023"/>
        </table:table-row>
        <table:table-row table:style-name="ro4">
          <table:table-cell table:style-name="ce24"/>
          <table:table-cell table:style-name="ce31" table:number-columns-repeated="1023"/>
        </table:table-row>
        <table:table-row table:style-name="ro4">
          <table:table-cell table:style-name="ce26" office:value-type="string">
            <text:p>demo::common::WordCount::CountInLine1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WordCount::CountInLine2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WordCount::CountInLine3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WordCount::WordCount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Calls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ColoredTrees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CountConstructors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Crawl</text:p>
          </table:table-cell>
          <table:table-cell table:style-name="ce33" table:number-columns-repeated="1023"/>
        </table:table-row>
        <table:table-row table:style-name="ro4">
          <table:table-cell table:style-name="ce27" office:value-type="string">
            <text:p>demo::common::Cycles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Derivative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Lift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LiftTest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StringTemplate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StringTemplateTest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Trans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WordReplacement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common::WordReplacementTest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lang::Exp::Abstract::Eval</text:p>
          </table:table-cell>
          <table:table-cell table:style-name="ce33" table:number-columns-repeated="1023"/>
        </table:table-row>
        <table:table-row table:style-name="ro4">
          <table:table-cell table:style-name="ce24"/>
          <table:table-cell table:style-name="ce31" table:number-columns-repeated="1023"/>
        </table:table-row>
        <table:table-row table:style-name="ro4">
          <table:table-cell table:style-name="ce25" office:value-type="string">
            <text:p>demo::lang::Exp::Combined::Automatic::Eval</text:p>
          </table:table-cell>
          <table:table-cell table:style-name="ce32"/>
          <table:table-cell table:style-name="ce32" office:value-type="string">
            <text:p>#492</text:p>
          </table:table-cell>
          <table:table-cell table:style-name="ce32" table:number-columns-repeated="1021"/>
        </table:table-row>
        <table:table-row table:style-name="ro4">
          <table:table-cell table:style-name="ce25" office:value-type="string">
            <text:p>demo::lang::Exp::Combined::Manual::Eval</text:p>
          </table:table-cell>
          <table:table-cell table:style-name="ce32"/>
          <table:table-cell table:style-name="ce32" office:value-type="string">
            <text:p>#493</text:p>
          </table:table-cell>
          <table:table-cell table:style-name="ce32" table:number-columns-repeated="1021"/>
        </table:table-row>
        <table:table-row table:style-name="ro4">
          <table:table-cell table:style-name="ce26" office:value-type="string">
            <text:p>demo::lang::Exp::Concrete::NoLayout::Eval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lang::Exp::Concrete::WithLayout::Eval</text:p>
          </table:table-cell>
          <table:table-cell table:style-name="ce33" table:number-columns-repeated="1023"/>
        </table:table-row>
        <table:table-row table:style-name="ro4">
          <table:table-cell table:style-name="ce24"/>
          <table:table-cell table:style-name="ce31" table:number-columns-repeated="1023"/>
        </table:table-row>
        <table:table-row table:style-name="ro5">
          <table:table-cell table:style-name="ce28" office:value-type="string">
            <text:p>demo::lang::Func::AST</text:p>
          </table:table-cell>
          <table:table-cell table:style-name="ce33" table:number-columns-repeated="1023"/>
        </table:table-row>
        <table:table-row table:style-name="ro5">
          <table:table-cell table:style-name="ce26" office:value-type="string">
            <text:p>demo::lang::Func::Eval0</text:p>
          </table:table-cell>
          <table:table-cell table:style-name="ce33" table:number-columns-repeated="1023"/>
        </table:table-row>
        <table:table-row table:style-name="ro5">
          <table:table-cell table:style-name="ce26" office:value-type="string">
            <text:p>demo::lang::Func::Eval1</text:p>
          </table:table-cell>
          <table:table-cell table:style-name="ce33" table:number-columns-repeated="1023"/>
        </table:table-row>
        <table:table-row table:style-name="ro5">
          <table:table-cell table:style-name="ce26" office:value-type="string">
            <text:p>demo::lang::Func::Eval2</text:p>
          </table:table-cell>
          <table:table-cell table:style-name="ce33" table:number-columns-repeated="1023"/>
        </table:table-row>
        <table:table-row table:style-name="ro5">
          <table:table-cell table:style-name="ce26" office:value-type="string">
            <text:p>demo::lang::Func::Eval3</text:p>
          </table:table-cell>
          <table:table-cell table:style-name="ce33" table:number-columns-repeated="1023"/>
        </table:table-row>
        <table:table-row table:style-name="ro5">
          <table:table-cell table:style-name="ce26" office:value-type="string">
            <text:p>demo::lang::Func::Func</text:p>
          </table:table-cell>
          <table:table-cell table:style-name="ce33" table:number-columns-repeated="1023"/>
        </table:table-row>
        <table:table-row table:style-name="ro4">
          <table:table-cell table:style-name="ce24"/>
          <table:table-cell table:style-name="ce31" table:number-columns-repeated="1023"/>
        </table:table-row>
        <table:table-row table:style-name="ro5">
          <table:table-cell table:style-name="ce25" office:value-type="string">
            <text:p>demo::lang::Lisra::Eval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Lisra::Parse</text:p>
          </table:table-cell>
          <table:table-cell table:style-name="ce33" table:number-columns-repeated="1023"/>
        </table:table-row>
        <table:table-row table:style-name="ro5">
          <table:table-cell table:style-name="ce25" office:value-type="string">
            <text:p>demo::lang::Lisra::Pretty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Lisra::Runtime</text:p>
          </table:table-cell>
          <table:table-cell table:style-name="ce33" table:number-columns-repeated="1023"/>
        </table:table-row>
        <table:table-row table:style-name="ro5">
          <table:table-cell table:style-name="ce26" office:value-type="string">
            <text:p>demo::lang::Lisra::Syntax</text:p>
          </table:table-cell>
          <table:table-cell table:style-name="ce33" table:number-columns-repeated="1023"/>
        </table:table-row>
        <table:table-row table:style-name="ro5">
          <table:table-cell table:style-name="ce25" office:value-type="string">
            <text:p>demo::lang::Lisra::Test</text:p>
          </table:table-cell>
          <table:table-cell table:style-name="ce32" table:number-columns-repeated="1023"/>
        </table:table-row>
        <table:table-row table:style-name="ro4">
          <table:table-cell table:style-name="ce24"/>
          <table:table-cell table:style-name="ce31" table:number-columns-repeated="1023"/>
        </table:table-row>
        <table:table-row table:style-name="ro4">
          <table:table-cell table:style-name="ce26" office:value-type="string">
            <text:p>demo::lang::MissGrant::AST</text:p>
          </table:table-cell>
          <table:table-cell table:style-name="ce33" table:number-columns-repeated="1023"/>
        </table:table-row>
        <table:table-row table:style-name="ro4">
          <table:table-cell table:style-name="ce25" office:value-type="string">
            <text:p>demo::lang::MissGrant::CheckController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MissGrant::DesugarResetEvents</text:p>
          </table:table-cell>
          <table:table-cell table:style-name="ce33" table:number-columns-repeated="1023"/>
        </table:table-row>
        <table:table-row table:style-name="ro4">
          <table:table-cell table:style-name="ce25" office:value-type="string">
            <text:p>demo::lang::MissGrant::Implode</text:p>
          </table:table-cell>
          <table:table-cell table:style-name="ce32" table:number-columns-repeated="1023"/>
        </table:table-row>
        <table:table-row table:style-name="ro4">
          <table:table-cell table:style-name="ce26" office:value-type="string">
            <text:p>demo::lang::MissGrant::MissGrant</text:p>
          </table:table-cell>
          <table:table-cell table:style-name="ce33" table:number-columns-repeated="1023"/>
        </table:table-row>
        <table:table-row table:style-name="ro4">
          <table:table-cell table:style-name="ce25" office:value-type="string">
            <text:p>demo::lang::MissGrant::Outline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MissGrant::ParallelMerge</text:p>
          </table:table-cell>
          <table:table-cell table:style-name="ce32" table:number-columns-repeated="1023"/>
        </table:table-row>
        <table:table-row table:style-name="ro4">
          <table:table-cell table:style-name="ce26" office:value-type="string">
            <text:p>demo::lang::MissGrant::Parse</text:p>
          </table:table-cell>
          <table:table-cell table:style-name="ce33" table:number-columns-repeated="1023"/>
        </table:table-row>
        <table:table-row table:style-name="ro4">
          <table:table-cell table:style-name="ce25" office:value-type="string">
            <text:p>demo::lang::MissGrant::Step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MissGrant::ToDot</text:p>
          </table:table-cell>
          <table:table-cell table:style-name="ce32" table:number-columns-repeated="1023"/>
        </table:table-row>
        <table:table-row table:style-name="ro4">
          <table:table-cell table:style-name="ce26" office:value-type="string">
            <text:p>demo::lang::MissGrant::ToMethods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lang::MissGrant::ToObjects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lang::MissGrant::ToRelation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lang::MissGrant::ToSwitch</text:p>
          </table:table-cell>
          <table:table-cell table:style-name="ce33" table:number-columns-repeated="1023"/>
        </table:table-row>
        <table:table-row table:style-name="ro4">
          <table:table-cell table:style-name="ce24"/>
          <table:table-cell table:style-name="ce31" table:number-columns-repeated="1023"/>
        </table:table-row>
        <table:table-row table:style-name="ro4">
          <table:table-cell table:style-name="ce25" office:value-type="string">
            <text:p>demo::lang::Pico::Compile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Pico::ControlFlow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Pico::Eval</text:p>
          </table:table-cell>
          <table:table-cell table:style-name="ce32" table:number-columns-repeated="1023"/>
        </table:table-row>
        <table:table-row table:style-name="ro5">
          <table:table-cell table:style-name="ce25" office:value-type="string">
            <text:p>demo::lang::Pico::Typecheck</text:p>
          </table:table-cell>
          <table:table-cell table:style-name="ce32" table:number-columns-repeated="1023"/>
        </table:table-row>
        <table:table-row table:style-name="ro5">
          <table:table-cell table:style-name="ce25" office:value-type="string">
            <text:p>demo::lang::Pico::Uninit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Pico::UseDef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lang::Pico::Visualize</text:p>
          </table:table-cell>
          <table:table-cell table:style-name="ce32" table:number-columns-repeated="1023"/>
        </table:table-row>
        <table:table-row table:style-name="ro4">
          <table:table-cell table:style-name="ce24"/>
          <table:table-cell table:style-name="ce31" table:number-columns-repeated="1023"/>
        </table:table-row>
        <table:table-row table:style-name="ro5">
          <table:table-cell table:style-name="ce25" office:value-type="string">
            <text:p>demo::lang::turing::l1::ast::Load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turing::l1::ast::Turing</text:p>
          </table:table-cell>
          <table:table-cell table:style-name="ce33" table:number-columns-repeated="1023"/>
        </table:table-row>
        <table:table-row table:style-name="ro5">
          <table:table-cell table:style-name="ce25" office:value-type="string">
            <text:p>demo::lang::turing::l1::cst::Parse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turing::l1::cst::Syntax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lang::turing::l1::interpreter::Interpreter</text:p>
          </table:table-cell>
          <table:table-cell table:style-name="ce33" table:number-columns-repeated="1023"/>
        </table:table-row>
        <table:table-row table:style-name="ro5">
          <table:table-cell table:style-name="ce25" office:value-type="string">
            <text:p>demo::lang::turing::l2::ast::Load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turing::l2::ast::Turing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lang::turing::l2::check::Check</text:p>
          </table:table-cell>
          <table:table-cell table:style-name="ce33" table:number-columns-repeated="1023"/>
        </table:table-row>
        <table:table-row table:style-name="ro5">
          <table:table-cell table:style-name="ce25" office:value-type="string">
            <text:p>demo::lang::turing::l2::cst::Parse</text:p>
          </table:table-cell>
          <table:table-cell table:style-name="ce32" table:number-columns-repeated="1023"/>
        </table:table-row>
        <table:table-row table:style-name="ro5">
          <table:table-cell table:style-name="ce26" office:value-type="string">
            <text:p>demo::lang::turing::l2::cst::Syntax</text:p>
          </table:table-cell>
          <table:table-cell table:style-name="ce33" table:number-columns-repeated="1023"/>
        </table:table-row>
        <table:table-row table:style-name="ro5">
          <table:table-cell table:style-name="ce25" office:value-type="string">
            <text:p>demo::lang::turing::l2::desugar::Desugar</text:p>
          </table:table-cell>
          <table:table-cell table:style-name="ce32" table:number-columns-repeated="1023"/>
        </table:table-row>
        <table:table-row table:style-name="ro4">
          <table:table-cell table:style-name="ce26" office:value-type="string">
            <text:p>demo::lang::turing::l2::format::Format</text:p>
          </table:table-cell>
          <table:table-cell table:style-name="ce33" table:number-columns-repeated="1023"/>
        </table:table-row>
        <table:table-row table:style-name="ro4">
          <table:table-cell table:style-name="ce26" office:value-type="string">
            <text:p>demo::vis::Higher</text:p>
          </table:table-cell>
          <table:table-cell table:style-name="ce33" table:number-columns-repeated="1023"/>
        </table:table-row>
        <table:table-row table:style-name="ro4">
          <table:table-cell table:style-name="ce25" office:value-type="string">
            <text:p>demo::vis::Logo</text:p>
          </table:table-cell>
          <table:table-cell table:style-name="ce32" table:number-columns-repeated="1023"/>
        </table:table-row>
        <table:table-row table:style-name="ro4">
          <table:table-cell table:style-name="ce25" office:value-type="string">
            <text:p>demo::vis::VisADT</text:p>
          </table:table-cell>
          <table:table-cell table:style-name="ce32" table:number-columns-repeated="1023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 style:data-style-name="N2" text:time-value="0000-00-00T09:38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2-11T16:03:15</dc:date>
    <meta:editing-duration>P15DT7H22M20S</meta:editing-duration>
    <meta:editing-cycles>51</meta:editing-cycles>
    <meta:generator>LibreOffice/4.0.5.2$MacOSX_x86 LibreOffice_project/5464147a081647a250913f19c0715bca595af2f</meta:generator>
    <meta:document-statistic meta:table-count="4" meta:cell-count="422" meta:object-count="0"/>
  </office:meta>
</office:document-meta>
</file>